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480000002887F810F4D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10pt" fo:font-weight="bold" style:font-name-asian="Segoe UI1" style:font-size-asian="10pt" style:font-weight-asian="bold" style:font-name-complex="Segoe UI1" style:font-size-complex="10pt" style:font-weight-complex="bold"/>
    </style:style>
    <style:style style:name="P2" style:family="paragraph">
      <style:text-properties style:font-name="Segoe UI" fo:font-size="26pt" style:font-size-asian="26pt" style:font-size-complex="26pt"/>
    </style:style>
    <style:style style:name="P3" style:family="paragraph">
      <style:paragraph-properties fo:margin-left="0cm" fo:margin-right="0cm" fo:margin-top="0cm" fo:margin-bottom="0cm" fo:text-indent="0cm" style:text-autospace="none"/>
      <style:text-properties fo:color="#000000" style:font-name="Segoe UI1" fo:font-size="10pt" fo:font-weight="bold" style:font-name-asian="Segoe UI1" style:font-size-asian="10pt" style:font-weight-asian="bold" style:font-name-complex="Segoe UI1" style:font-size-complex="10pt" style:font-weight-complex="bold"/>
    </style:style>
    <style:style style:name="P4" style:family="paragraph">
      <style:paragraph-properties fo:margin-left="0.318cm" fo:margin-right="0cm" fo:margin-top="0cm" fo:margin-bottom="0cm" fo:text-indent="0cm" style:text-autospace="none"/>
      <style:text-properties fo:color="#000000" style:font-name="Segoe UI1" fo:font-size="8.5pt" style:font-name-asian="Segoe UI1" style:font-size-asian="8.5pt" style:font-name-complex="Segoe UI1" style:font-size-complex="8.5pt"/>
    </style:style>
    <style:style style:name="P5" style:family="paragraph">
      <style:paragraph-properties fo:margin-left="0cm" fo:margin-right="0cm" fo:margin-top="0cm" fo:margin-bottom="0cm" fo:text-indent="0cm" style:text-autospace="none"/>
      <style:text-properties fo:color="#000000" style:font-name="Segoe UI1" fo:font-size="8.5pt" style:font-name-asian="Segoe UI1" style:font-size-asian="8.5pt" style:font-name-complex="Segoe UI1" style:font-size-complex="8.5pt"/>
    </style:style>
    <style:style style:name="P6" style:family="paragraph">
      <style:paragraph-properties fo:margin-left="0cm" fo:margin-right="0cm" fo:margin-top="0cm" fo:margin-bottom="0cm" fo:text-indent="0cm" style:text-autospace="none"/>
      <style:text-properties fo:color="#000000" style:font-name="Segoe UI1" fo:font-size="10pt" fo:font-weight="normal" style:font-name-asian="Segoe UI1" style:font-size-asian="10pt" style:font-weight-asian="normal" style:font-name-complex="Segoe UI1" style:font-size-complex="10pt" style:font-weight-complex="normal"/>
    </style:style>
    <style:style style:name="P7" style:family="paragraph">
      <style:paragraph-properties fo:margin-left="0.318cm" fo:margin-right="0cm" fo:margin-top="0cm" fo:margin-bottom="0cm" fo:text-indent="0cm" style:text-autospace="none"/>
      <style:text-properties fo:color="#000000" style:font-name="Segoe UI1" fo:font-size="8.5pt" fo:font-weight="normal" style:font-name-asian="Segoe UI1" style:font-size-asian="8.5pt" style:font-weight-asian="normal" style:font-name-complex="Segoe UI1" style:font-size-complex="8.5pt" style:font-weight-complex="normal"/>
    </style:style>
    <style:style style:name="P8" style:family="paragraph">
      <style:paragraph-properties fo:margin-left="0cm" fo:margin-right="0cm" fo:margin-top="0cm" fo:margin-bottom="0cm" fo:text-indent="0cm" style:text-autospace="none"/>
      <style:text-properties fo:color="#000000" style:font-name="Segoe UI1" fo:font-size="8.5pt" fo:font-weight="normal" style:font-name-asian="Segoe UI1" style:font-size-asian="8.5pt" style:font-weight-asian="normal" style:font-name-complex="Segoe UI1" style:font-size-complex="8.5pt" style:font-weight-complex="normal"/>
    </style:style>
    <style:style style:name="T1" style:family="text">
      <style:text-properties fo:color="#ffffff" style:font-name="Segoe UI" fo:font-size="26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2" style:family="text">
      <style:text-properties fo:color="#ffffff" style:font-name="Segoe UI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color="#ffffff" style:font-name="Segoe UI" fo:font-size="26pt" fo:font-weight="normal" style:font-size-asian="26pt" style:font-weight-asian="normal" style:font-size-complex="26pt" style:font-weight-complex="normal"/>
    </style:style>
    <style:style style:name="T4" style:family="text">
      <style:text-properties fo:color="#ffffff" style:text-position="33% 58%" style:font-name="Segoe UI1" fo:font-size="32pt" fo:font-weight="normal" style:font-name-asian="Segoe UI1" style:font-size-asian="32pt" style:font-weight-asian="normal" style:font-name-complex="Segoe UI1" style:font-size-complex="32pt" style:font-weight-complex="normal"/>
    </style:style>
    <style:style style:name="T5" style:family="text">
      <style:text-properties fo:color="#ffffff" style:font-name="Segoe UI1" fo:font-size="32pt" fo:font-weight="normal" style:font-name-asian="Segoe UI1" style:font-size-asian="32pt" style:font-weight-asian="normal" style:font-name-complex="Segoe UI1" style:font-size-complex="32pt" style:font-weight-complex="normal"/>
    </style:style>
    <style:style style:name="T6" style:family="text">
      <style:text-properties fo:color="#ffffff" style:font-name="Segoe UI" fo:font-size="32pt" fo:font-weight="normal" style:font-size-asian="32pt" style:font-weight-asian="normal" style:font-size-complex="32pt" style:font-weight-complex="normal"/>
    </style:style>
    <style:style style:name="T7" style:family="text">
      <style:text-properties fo:color="#ffffff" style:font-name="Segoe UI" fo:font-size="32pt" style:font-size-asian="32pt" style:font-size-complex="32pt"/>
    </style:style>
    <style:style style:name="T8" style:family="text">
      <style:text-properties fo:color="#ffffff" style:font-name="Segoe UI" fo:font-size="26pt" style:font-size-asian="26pt" style:font-size-complex="26pt"/>
    </style:style>
    <style:style style:name="T9" style:family="text">
      <style:text-properties fo:color="#ffffff" style:text-position="0% 100%" style:font-name="Segoe UI" fo:font-size="32pt" fo:font-weight="normal" style:font-name-asian="Segoe UI1" style:font-size-asian="32pt" style:font-weight-asian="normal" style:font-name-complex="Segoe UI1" style:font-size-complex="32pt" style:font-weight-complex="normal"/>
    </style:style>
    <style:style style:name="T10" style:family="text">
      <style:text-properties fo:color="#ffffff" style:text-position="0% 100%" style:font-name="Segoe UI" fo:font-size="32pt" fo:font-weight="normal" style:font-size-asian="32pt" style:font-weight-asian="normal" style:font-size-complex="32pt" style:font-weight-complex="normal"/>
    </style:style>
    <style:style style:name="T11" style:family="text">
      <style:text-properties fo:color="#ffffff" style:text-position="33% 58%" style:font-name="Segoe UI1" fo:font-size="32pt" style:font-name-asian="Segoe UI1" style:font-size-asian="32pt" style:font-name-complex="Segoe UI1" style:font-size-complex="32pt"/>
    </style:style>
    <style:style style:name="T12" style:family="text">
      <style:text-properties fo:color="#ffffff" style:font-name="Segoe UI1" fo:font-size="32pt" style:font-name-asian="Segoe UI1" style:font-size-asian="32pt" style:font-name-complex="Segoe UI1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654cm" svg:height="2.774cm" svg:x="1.27cm" svg:y="0.762cm">
          <draw:text-box>
            <text:p text:style-name="P1"><text:span text:style-name="T1">Old Testament</text:span></text:p>
            <text:p text:style-name="P1"><text:span text:style-name="T2">Isaiah 40:21–31</text:span><text:span text:style-name="T3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1" draw:text-style-name="P2" draw:layer="layout" svg:width="25.654cm" svg:height="6.263cm" svg:x="1.27cm" svg:y="0.762cm">
          <draw:text-box>
            <text:p text:style-name="P3"><text:span text:style-name="T4">21</text:span><text:span text:style-name="T5"> </text:span><text:span text:style-name="T6">Do you not know? Do you not hear?</text:span></text:p>
            <text:p text:style-name="P4"><text:span text:style-name="T7">Has it not been told you from the beginning?</text:span></text:p>
            <text:p text:style-name="P4"><text:span text:style-name="T7">Have you not understood from the foundations of the earth?</text:span><text:span text:style-name="T8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1" draw:text-style-name="P2" draw:layer="layout" svg:width="25.654cm" svg:height="6.263cm" svg:x="1.27cm" svg:y="0.762cm">
          <draw:text-box>
            <text:p text:style-name="P3"><text:span text:style-name="T4">22</text:span><text:span text:style-name="T5"> </text:span><text:span text:style-name="T6">It is he who sits above the circle of the earth,</text:span></text:p>
            <text:p text:style-name="P4"><text:span text:style-name="T7">and its inhabitants are like grasshoppers;</text:span></text:p>
            <text:p text:style-name="P5"><text:span text:style-name="T7">who stretches out the heavens like a curtain,</text:span></text:p>
            <text:p text:style-name="P4"><text:span text:style-name="T7">and spreads them like a tent to dwell in;</text:span><text:span text:style-name="T8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1" draw:text-style-name="P2" draw:layer="layout" svg:width="25.654cm" svg:height="9.269cm" svg:x="1.395cm" svg:y="0.762cm">
          <draw:text-box>
            <text:p text:style-name="P3"><text:span text:style-name="T4">23</text:span><text:span text:style-name="T5"> </text:span><text:span text:style-name="T6">who brings princes to nothing,</text:span></text:p>
            <text:p text:style-name="P4"><text:span text:style-name="T6">and makes the rulers of the earth as emptiness.</text:span></text:p>
            <text:p text:style-name="P5"><text:span text:style-name="T4">24</text:span><text:span text:style-name="T5"> </text:span><text:span text:style-name="T6">Scarcely are they planted, scarcely sown,</text:span></text:p>
            <text:p text:style-name="P4"><text:span text:style-name="T6">scarcely has their stem taken root in the earth,</text:span></text:p>
            <text:p text:style-name="P5"><text:span text:style-name="T6">when he blows on them, and they wither,</text:span></text:p>
            <text:p text:style-name="P4"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1" draw:text-style-name="P2" draw:layer="layout" svg:width="25.654cm" svg:height="7.766cm" svg:x="1.27cm" svg:y="0.762cm">
          <draw:text-box>
            <text:p text:style-name="P4"><text:span text:style-name="T9">and the tempest carries </text:span><text:span text:style-name="T10">them off like stubble. </text:span></text:p>
            <text:p text:style-name="P3"><text:span text:style-name="T4">25</text:span><text:span text:style-name="T5"> </text:span><text:span text:style-name="T6">To whom then will you compare me,</text:span></text:p>
            <text:p text:style-name="P4"><text:span text:style-name="T7">that I should be like him? says the Holy One.</text:span></text:p>
            <text:p text:style-name="P5"><text:span text:style-name="T11">26</text:span><text:span text:style-name="T12"> </text:span><text:span text:style-name="T7">Lift up your eyes on high and see:</text:span></text:p>
            <text:p text:style-name="P4"><text:span text:style-name="T7">who created these?</text:span><text:span text:style-name="T8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1" draw:text-style-name="P2" draw:layer="layout" svg:width="25.654cm" svg:height="7.766cm" svg:x="1.27cm" svg:y="0.762cm">
          <draw:text-box>
            <text:p text:style-name="P3"><text:span text:style-name="T6">He who brings out their host by number,</text:span></text:p>
            <text:p text:style-name="P4"><text:span text:style-name="T7">calling them all by name,</text:span></text:p>
            <text:p text:style-name="P5"><text:span text:style-name="T7">by the greatness of his might,</text:span></text:p>
            <text:p text:style-name="P4"><text:span text:style-name="T7">and because he is strong in power</text:span></text:p>
            <text:p text:style-name="P4"><text:span text:style-name="T7">not one is missing.</text:span><text:span text:style-name="T8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ymn_25_20template" presentation:presentation-page-layout-name="AL1T0">
        <draw:frame draw:style-name="gr1" draw:text-style-name="P2" draw:layer="layout" svg:width="25.654cm" svg:height="7.766cm" svg:x="1.27cm" svg:y="0.762cm">
          <draw:text-box>
            <text:p text:style-name="P3"><text:span text:style-name="T4">27</text:span><text:span text:style-name="T5"> </text:span><text:span text:style-name="T6">Why do you say, O Jacob,</text:span></text:p>
            <text:p text:style-name="P4"><text:span text:style-name="T7">and speak, O Israel,</text:span></text:p>
            <text:p text:style-name="P5"><text:span text:style-name="T7">“</text:span><text:span text:style-name="T7">My way is hidden from the L</text:span><text:span text:style-name="T12">ORD</text:span><text:span text:style-name="T7">,</text:span></text:p>
            <text:p text:style-name="P4"><text:span text:style-name="T7">and my right is disregarded by my God”?</text:span></text:p>
            <text:p text:style-name="P5"><text:span text:style-name="T11">28</text:span><text:span text:style-name="T12"> </text:span><text:span text:style-name="T7">Have you not known? Have you not heard?</text:span><text:span text:style-name="T8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Hymn_25_20template" presentation:presentation-page-layout-name="AL1T0">
        <draw:frame draw:style-name="gr1" draw:text-style-name="P2" draw:layer="layout" svg:width="25.654cm" svg:height="6.263cm" svg:x="1.27cm" svg:y="0.762cm">
          <draw:text-box>
            <text:p text:style-name="P3"><text:span text:style-name="T6">The L</text:span><text:span text:style-name="T5">ORD</text:span><text:span text:style-name="T6"> is the everlasting God,</text:span></text:p>
            <text:p text:style-name="P4"><text:span text:style-name="T7">the Creator of the ends of the earth.</text:span></text:p>
            <text:p text:style-name="P5"><text:span text:style-name="T7">He does not faint or grow weary;</text:span></text:p>
            <text:p text:style-name="P4"><text:span text:style-name="T7">his understanding is unsearchable.</text:span><text:span text:style-name="T8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Hymn_25_20template" presentation:presentation-page-layout-name="AL1T0">
        <draw:frame draw:style-name="gr1" draw:text-style-name="P2" draw:layer="layout" svg:width="25.654cm" svg:height="7.766cm" svg:x="1.27cm" svg:y="0.762cm">
          <draw:text-box>
            <text:p text:style-name="P3"><text:span text:style-name="T4">29</text:span><text:span text:style-name="T5"> </text:span><text:span text:style-name="T6">He gives power to the faint,</text:span></text:p>
            <text:p text:style-name="P4"><text:span text:style-name="T7">and to him who has no might he increases strength.</text:span></text:p>
            <text:p text:style-name="P5"><text:span text:style-name="T11">30</text:span><text:span text:style-name="T12"> </text:span><text:span text:style-name="T7">Even youths shall faint and be weary,</text:span></text:p>
            <text:p text:style-name="P4"><text:span text:style-name="T7">and young men shall fall exhausted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Hymn_25_20template" presentation:presentation-page-layout-name="AL1T0">
        <draw:frame draw:style-name="gr3" draw:text-style-name="P6" draw:layer="layout" svg:width="25.4cm" svg:height="7.766cm" svg:x="1.27cm" svg:y="0.762cm">
          <draw:text-box>
            <text:p text:style-name="P6"><text:span text:style-name="T4"><text:s/></text:span><text:span text:style-name="T4">31</text:span><text:span text:style-name="T5"> </text:span><text:span text:style-name="T6">but they who wait for the L</text:span><text:span text:style-name="T5">ORD</text:span><text:span text:style-name="T6"> shall renew their strength;</text:span></text:p>
            <text:p text:style-name="P7"><text:span text:style-name="T6">they shall mount up with wings like eagles;</text:span></text:p>
            <text:p text:style-name="P8"><text:span text:style-name="T6">they shall run and not be weary;</text:span></text:p>
            <text:p text:style-name="P7"><text:span text:style-name="T6">they shall walk and not fain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0000002887F810F4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5T08:30:38.245000000</meta:creation-date>
    <dc:title>Hymn template</dc:title>
    <meta:editing-duration>PT4M24S</meta:editing-duration>
    <meta:editing-cycles>2</meta:editing-cycles>
    <meta:generator>LibreOffice/4.3.5.2$Windows_x86 LibreOffice_project/3a87456aaa6a95c63eea1c1b3201acedf0751bd5</meta:generator>
    <meta:initial-creator>Arthur Hoch</meta:initial-creator>
    <dc:date>2015-02-05T08:55:59.523000000</dc:date>
    <dc:creator>Arthur Hoch</dc:creator>
    <meta:document-statistic meta:object-count="51"/>
    <meta:template xlink:type="simple" xlink:actuate="onRequest" xlink:title="Hymn template" xlink:href="../../AppData/Roaming/LibreOffice/4/user/template/Worship%20Templsates/Hymn%20template.otp" meta:date="2015-02-05T08:30:18.729000000"/>
  </office:meta>
</office:document-meta>
</file>